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outline1">
      <style:graphic-properties draw:fill-color="#ffffff" draw:auto-grow-height="true" fo:min-height="13.501cm"/>
    </style:style>
    <style:style style:name="pr6" style:family="presentation" style:parent-style-name="Android1-outline1">
      <style:graphic-properties draw:fill-color="#ffffff" fo:min-height="14.136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family="Consolas" style:font-pitch="fixed" fo:font-size="26pt" style:font-size-asian="26pt" style:font-size-complex="26pt"/>
    </style:style>
    <style:style style:name="T4" style:family="text">
      <style:text-properties fo:font-family="Consolas" style:font-pitch="fixed" fo:font-size="22pt" style:font-size-asian="22pt" style:font-size-complex="22pt"/>
    </style:style>
    <style:style style:name="T5" style:family="text">
      <style:text-properties fo:font-family="Consolas" style:font-pitch="fixed" fo:font-size="32pt" style:font-size-asian="32pt" style:font-size-complex="32pt"/>
    </style:style>
    <style:style style:name="T6" style:family="text">
      <style:text-properties fo:font-family="Consolas" style:font-pitch="fixed" fo:font-size="28pt" style:font-size-asian="28pt" style:font-size-complex="28pt"/>
    </style:style>
    <style:style style:name="T7" style:family="text">
      <style:text-properties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Rotation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draw:id="id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heory of Rota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otation Trigger</text:p>
                <text:list>
                  <text:list-item>
                    <text:p text:style-name="P4">Side-slider keyboard: sliding keyboard out, in</text:p>
                  </text:list-item>
                  <text:list-item>
                    <text:p text:style-name="P4">Alternative: accelerometer</text:p>
                  </text:list-item>
                </text:list>
              </text:list-item>
              <text:list-item>
                <text:p text:style-name="P4">Desired Effects</text:p>
                <text:list>
                  <text:list-item>
                    <text:p text:style-name="P4">Simple: Repaint UI legible for that direction</text:p>
                  </text:list-item>
                  <text:list-item>
                    <text:p text:style-name="P4">Complex: Substantially different UI</text:p>
                    <text:list>
                      <text:list-item>
                        <text:p text:style-name="P4">Example: G1 lock scree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1" draw:id="id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heory of Rota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Undesired Effects</text:p>
                <text:list>
                  <text:list-item>
                    <text:p text:style-name="P4">Lost data</text:p>
                  </text:list-item>
                  <text:list-item>
                    <text:p text:style-name="P4">Messed-up services</text:p>
                    <text:list>
                      <text:list-item>
                        <text:p text:style-name="P4">E.g., chat connection with server dropped</text:p>
                      </text:list-item>
                    </text:list>
                  </text:list-item>
                </text:list>
              </text:list-item>
              <text:list-item>
                <text:p text:style-name="P4">Your Decision: How to Handle Rotation Events</text:p>
                <text:list>
                  <text:list-item>
                    <text:p>Subset of broader category of “configuration changes”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3T6" draw:id="id4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heory of Rotation</text:p>
          </draw:text-box>
        </draw:frame>
        <draw:frame presentation:style-name="pr5" draw:text-style-name="P7" draw:layer="layout" svg:width="24.635cm" svg:height="13.546cm" svg:x="1.4cm" svg:y="4.914cm" presentation:class="outline" presentation:user-transformed="true">
          <draw:text-box>
            <text:list text:style-name="L2">
              <text:list-item>
                <text:p text:style-name="P4">Default Behavior: Destroy and Recreate</text:p>
                <text:list>
                  <text:list-item>
                    <text:p text:style-name="P4">Rotation events imply a resource change</text:p>
                    <text:list>
                      <text:list-item>
                        <text:p text:style-name="P4">E.g., <text:span text:style-name="T2">res/layout/</text:span> to <text:span text:style-name="T2">res/layout-land/</text:span></text:p>
                      </text:list-item>
                    </text:list>
                  </text:list-item>
                  <text:list-item>
                    <text:p text:style-name="P4">Resource changes do not happen on the fly</text:p>
                  </text:list-item>
                  <text:list-item>
                    <text:p text:style-name="P4">Android's approach</text:p>
                    <text:list>
                      <text:list-item>
                        <text:p text:style-name="P4">Destroy your current activity instance</text:p>
                      </text:list-item>
                      <text:list-item>
                        <text:p text:style-name="P4">Reopen the activity with the same launching<text:line-break/>Intent and proper set of resources mapped<text:line-break/>i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3T6" draw:id="id5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1</text:p>
          </draw:text-box>
        </draw:frame>
        <draw:frame presentation:style-name="pr5" draw:text-style-name="P7" draw:layer="layout" svg:width="24.635cm" svg:height="13.725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nSaveInstanceState()</text:span></text:p>
                <text:list>
                  <text:list-item>
                    <text:p text:style-name="P4">Discussed previously, called when activity might be destroyed</text:p>
                  </text:list-item>
                  <text:list-item>
                    <text:p text:style-name="P4">Automatically saves some amount of UI state, not everything</text:p>
                  </text:list-item>
                  <text:list-item>
                    <text:p text:style-name="P4">Options</text:p>
                    <text:list>
                      <text:list-item>
                        <text:p text:style-name="P4">Just use default</text:p>
                      </text:list-item>
                      <text:list-item>
                        <text:p text:style-name="P4">Override, chain upward, add your own logic</text:p>
                      </text:list-item>
                      <text:list-item>
                        <text:p text:style-name="P4">Override, handle completely yourself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draw:id="id6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1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Benefits of Option #1</text:p>
                <text:list>
                  <text:list-item>
                    <text:p text:style-name="P4">You need that logic anyway, to handle other sorts of interruptions that might get your activity kicked out of RAM</text:p>
                  </text:list-item>
                </text:list>
              </text:list-item>
              <text:list-item>
                <text:p text:style-name="P4">Problem with Option #1</text:p>
                <text:list>
                  <text:list-item>
                    <text:p text:style-name="P4">“Instance state” is just a Bundle of primitive<text:line-break/>values</text:p>
                    <text:list>
                      <text:list-item>
                        <text:p text:style-name="P4">No means to hold onto sockets, 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3T6" draw:id="id7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2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Implement <text:span text:style-name="T3">onRetainNonConfigurationInstance()</text:span></text:p>
                <text:list>
                  <text:list-item>
                    <text:p text:style-name="P4">Called when a configuration change is triggering the restart of your activity</text:p>
                  </text:list-item>
                  <text:list-item>
                    <text:p text:style-name="P4">You return an Object, which can be or hold whatever you want</text:p>
                    <text:list>
                      <text:list-item>
                        <text:p text:style-name="P4">Create a private inner class representing your state</text:p>
                      </text:list-item>
                      <text:list-item>
                        <text:p text:style-name="P4">Activity holds onto that state</text:p>
                      </text:list-item>
                      <text:list-item>
                        <text:p text:style-name="P4"><text:span text:style-name="T4">onRetainNonConfigurationInstance()</text:span><text:span text:style-name="T2"><text:line-break/></text:span>returns that stat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6" draw:id="id8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2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Call <text:span text:style-name="T5">getLastNonConfigurationInstance()</text:span></text:p>
                <text:list>
                  <text:list-item>
                    <text:p text:style-name="P4">Typically from <text:span text:style-name="T2">onCreate()</text:span></text:p>
                  </text:list-item>
                  <text:list-item>
                    <text:p text:style-name="P4">Returns value set in <text:span text:style-name="T2">onRetainNonConfigurationInstance()</text:span> or <text:span text:style-name="T2">null</text:span> if none</text:p>
                  </text:list-item>
                  <text:list-item>
                    <text:p text:style-name="P4">Use to reconnect to whatever is needed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draw:id="id9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2</text:p>
          </draw:text-box>
        </draw:frame>
        <draw:frame presentation:style-name="pr5" draw:text-style-name="P7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Benefits of Option #2</text:p>
                <text:list>
                  <text:list-item>
                    <text:p text:style-name="P4">Now can hold onto whatever you need</text:p>
                  </text:list-item>
                </text:list>
              </text:list-item>
              <text:list-item>
                <text:p text:style-name="P4">Problems with Option #2</text:p>
                <text:list>
                  <text:list-item>
                    <text:p text:style-name="P4">Somewhat more work</text:p>
                  </text:list-item>
                  <text:list-item>
                    <text:p text:style-name="P4">Cannot retain objects dependent upon resources</text:p>
                  </text:list-item>
                  <text:list-item>
                    <text:p text:style-name="P4">Watch for GC issues</text:p>
                    <text:list>
                      <text:list-item>
                        <text:p>Retaining object with reference to old activit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3T6" draw:id="id10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3</text:p>
          </draw:text-box>
        </draw:frame>
        <draw:frame presentation:style-name="pr5" draw:text-style-name="P7" draw:layer="layout" svg:width="24.635cm" svg:height="14.404cm" svg:x="1.4cm" svg:y="4.914cm" presentation:class="outline" presentation:user-transformed="true">
          <draw:text-box>
            <text:list text:style-name="L2">
              <text:list-item>
                <text:p text:style-name="P4">Goal: Completely Do-It-Yourself Rotations</text:p>
                <text:list>
                  <text:list-item>
                    <text:p text:style-name="P4">No framework assistance, other than letting you know <text:s/>a rotation is called for</text:p>
                  </text:list-item>
                  <text:list-item>
                    <text:p text:style-name="P4">You can do (or not do) whatever you want</text:p>
                  </text:list-item>
                </text:list>
              </text:list-item>
              <text:list-item>
                <text:p text:style-name="P4">Step #1: Adjust the Manifest</text:p>
                <text:list>
                  <text:list-item>
                    <text:p text:style-name="P4">Add <text:span text:style-name="T3">android:configChanges=</text:span><text:span text:style-name="T3"><text:line-break/></text:span><text:span text:style-name="T3">"keyboardHidden|orientation"</text:span> to all<text:line-break/>affected activities</text:p>
                    <text:list>
                      <text:list-item>
                        <text:p text:style-name="P4">Indicates that you will be handling those chang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3T6" draw:id="id1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3</text:p>
          </draw:text-box>
        </draw:frame>
        <draw:frame presentation:style-name="pr5" draw:text-style-name="P7" draw:layer="layout" svg:width="24.635cm" svg:height="13.922cm" svg:x="1.4cm" svg:y="4.914cm" presentation:class="outline" presentation:user-transformed="true">
          <draw:text-box>
            <text:list text:style-name="L2">
              <text:list-item>
                <text:p text:style-name="P4">Step #2: Implement <text:span text:style-name="T6">onConfigurationChanged()</text:span></text:p>
                <text:list>
                  <text:list-item>
                    <text:p text:style-name="P4">Called whenever a configuration change you listed in <text:span text:style-name="T2">android:configChanges</text:span> occurs</text:p>
                  </text:list-item>
                  <text:list-item>
                    <text:p text:style-name="P4">Up to you to do something useful</text:p>
                    <text:list>
                      <text:list-item>
                        <text:p text:style-name="P4">Resources get remapped for you...but that's all the built-in support you get</text:p>
                      </text:list-item>
                      <text:list-item>
                        <text:p text:style-name="P4">You need to redraw your UI yourself</text:p>
                      </text:list-item>
                    </text:list>
                  </text:list-item>
                </text:list>
              </text:list-item>
              <text:list-item>
                <text:p>Problem: forgetting resources now, later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2T1" draw:id="id1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Handling Rotations: Option #4</text:p>
          </draw:text-box>
        </draw:frame>
        <draw:frame presentation:style-name="pr6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Another Approach: No Rotation</text:p>
                <text:list>
                  <text:list-item>
                    <text:p text:style-name="P4">Always stick with one screen orientation</text:p>
                  </text:list-item>
                  <text:list-item>
                    <text:p text:style-name="P4">Useful for games where only one rotation makes any sense</text:p>
                  </text:list-item>
                </text:list>
              </text:list-item>
              <text:list-item>
                <text:p text:style-name="P4">Implementation</text:p>
                <text:list>
                  <text:list-item>
                    <text:p text:style-name="P4">Add <text:span text:style-name="T3">android:screenOrientation=</text:span><text:span text:style-name="T3"><text:line-break/></text:span><text:span text:style-name="T3">"portrait"</text:span> (or <text:span text:style-name="T3">“landscape”</text:span>) to your<text:line-break/>manifest for all affected activitie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2T1" draw:id="id1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Rotation and Threads</text:p>
          </draw:text-box>
        </draw:frame>
        <draw:frame presentation:style-name="pr6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Problem: Threads Need to Live Past Rotation</text:p>
              </text:list-item>
              <text:list-item>
                <text:p>Solution: use static inner class for AsyncTask</text:p>
                <text:list>
                  <text:list-item>
                    <text:p>Associate activity with task manually in <text:span text:style-name="T7">onCreate()</text:span> for initial activity, replacement via <text:span text:style-name="T7">getNonConfigurationInstance()</text:span></text:p>
                  </text:list-item>
                  <text:list-item>
                    <text:p><text:span text:style-name="T7">onPostExecute()</text:span> will not be called between <text:span text:style-name="T7">onRetainNonConfigurationInstance()</text:span> of old activity and <text:span text:style-name="T7">onCreate()</text:span> of new activity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6.7999992370605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432cm" svg:height="1.296cm" svg:x="1.168cm" svg:y="0.991cm">
        <draw:text-box>
          <text:p text:style-name="MP1"><text:span text:style-name="MT1">Introductory Android</text:span></text:p>
        </draw:text-box>
      </draw:frame>
      <draw:frame draw:style-name="Mgr1" draw:text-style-name="MP4" draw:layer="backgroundobjects" svg:width="8.432cm" svg:height="1.296cm" svg:x="12.166cm" svg:y="0.991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5.87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Copyright © 2011 CommonsWare, LLC</text:span></text:p>
        </draw:text-box>
      </draw:frame>
      <draw:frame presentation:style-name="Mpr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3">Copyright © 2011 CommonsWare, LLC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5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8-12-22T14:20:41</meta:creation-date>
    <dc:date>2011-08-07T11:51:48</dc:date>
    <meta:printed-by>Mark Murphy</meta:printed-by>
    <meta:print-date>2010-10-20T09:29:47</meta:print-date>
    <dc:language>en-US</dc:language>
    <meta:editing-cycles>132</meta:editing-cycles>
    <meta:editing-duration>PT22H59M55S</meta:editing-duration>
    <dc:creator>Mark Murphy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